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paragraph-properties fo:text-align="start" style:justify-single-word="false"/>
      <style:text-properties fo:font-size="15pt" style:font-size-asian="15pt" style:font-size-complex="15pt"/>
    </style:style>
    <style:style style:name="P2" style:family="paragraph" style:parent-style-name="Default">
      <style:paragraph-properties fo:text-align="start" style:justify-single-word="false"/>
    </style:style>
    <style:style style:name="P3" style:family="paragraph" style:parent-style-name="Default" style:list-style-name="WWNum1">
      <style:paragraph-properties fo:margin-left="0cm" fo:margin-top="0cm" fo:margin-bottom="0.069cm" style:contextual-spacing="false" fo:text-align="start" style:justify-single-word="false" fo:text-indent="0cm" style:auto-text-indent="false"/>
    </style:style>
    <style:style style:name="P4" style:family="paragraph" style:parent-style-name="Default" style:list-style-name="WWNum1">
      <style:paragraph-properties fo:margin-left="0cm" fo:margin-top="0cm" fo:margin-bottom="0cm" style:contextual-spacing="false" fo:text-align="start" style:justify-single-word="false" fo:text-indent="0cm" style:auto-text-indent="false"/>
    </style:style>
    <style:style style:name="P5" style:family="paragraph" style:parent-style-name="Default">
      <style:paragraph-properties fo:text-align="start" style:justify-single-word="false"/>
      <style:text-properties style:text-line-through-style="none" style:text-line-through-type="none" fo:font-size="11pt" style:text-underline-style="none" fo:font-weight="normal" style:font-size-asian="11pt" style:font-weight-asian="normal"/>
    </style:style>
    <style:style style:name="P6" style:family="paragraph" style:parent-style-name="Default">
      <style:paragraph-properties fo:text-align="start" style:justify-single-word="false"/>
      <style:text-properties fo:font-size="13pt" style:text-underline-style="none" style:font-size-asian="13pt" style:font-size-complex="13pt"/>
    </style:style>
    <style:style style:name="P7" style:family="paragraph" style:parent-style-name="Default">
      <style:paragraph-properties fo:margin-left="0cm" fo:margin-top="0cm" fo:margin-bottom="0.069cm" style:contextual-spacing="false" fo:text-align="start" style:justify-single-word="false" fo:text-indent="0cm" style:auto-text-indent="false"/>
    </style:style>
    <style:style style:name="P8" style:family="paragraph" style:parent-style-name="Default">
      <style:paragraph-properties fo:margin-left="0cm" fo:margin-top="0cm" fo:margin-bottom="0cm" style:contextual-spacing="false" fo:text-align="start" style:justify-single-word="false" fo:text-indent="0cm" style:auto-text-indent="false"/>
    </style:style>
    <style:style style:name="P9" style:family="paragraph" style:parent-style-name="Default">
      <style:paragraph-properties fo:margin-left="0cm" fo:margin-top="0cm" fo:margin-bottom="0cm" style:contextual-spacing="false" fo:text-align="start" style:justify-single-word="false" fo:text-indent="0cm" style:auto-text-indent="false"/>
      <style:text-properties style:text-line-through-style="none" style:text-line-through-type="none" fo:font-size="11pt" style:text-underline-style="none" fo:font-weight="normal" style:font-size-asian="11pt" style:font-weight-asian="normal"/>
    </style:style>
    <style:style style:name="P10" style:family="paragraph" style:parent-style-name="Default" style:list-style-name="L1">
      <style:paragraph-properties fo:text-align="start" style:justify-single-word="false"/>
      <style:text-properties style:text-line-through-style="none" style:text-line-through-type="none" fo:font-size="11pt" style:text-underline-style="none" fo:font-weight="normal" officeooo:rsid="001f603b" officeooo:paragraph-rsid="001f603b" style:font-size-asian="11pt" style:font-weight-asian="normal"/>
    </style:style>
    <style:style style:name="P11" style:family="paragraph" style:parent-style-name="Default" style:list-style-name="WWNum3">
      <style:paragraph-properties fo:margin-left="0cm" fo:margin-top="0cm" fo:margin-bottom="0.09cm" style:contextual-spacing="false" fo:text-align="start" style:justify-single-word="false" fo:text-indent="0cm" style:auto-text-indent="false"/>
    </style:style>
    <style:style style:name="P12" style:family="paragraph" style:parent-style-name="Default">
      <style:paragraph-properties fo:margin-left="0cm" fo:margin-top="0cm" fo:margin-bottom="0.09cm" style:contextual-spacing="false" fo:text-align="start" style:justify-single-word="false" fo:text-indent="0cm" style:auto-text-indent="false"/>
      <style:text-properties style:text-line-through-style="none" style:text-line-through-type="none" fo:font-size="11pt" fo:font-style="normal" style:text-underline-style="none" fo:font-weight="normal" style:font-size-asian="11pt" style:font-style-asian="normal" style:font-weight-asian="normal"/>
    </style:style>
    <style:style style:name="P13" style:family="paragraph" style:parent-style-name="Default">
      <style:paragraph-properties fo:margin-left="0cm" fo:margin-top="0cm" fo:margin-bottom="0.09cm" style:contextual-spacing="false" fo:text-align="start" style:justify-single-word="false" fo:text-indent="0cm" style:auto-text-indent="false"/>
      <style:text-properties style:text-line-through-style="none" style:text-line-through-type="none" fo:font-size="11pt" fo:font-style="normal" style:text-underline-style="none" fo:font-weight="normal" style:font-size-asian="11pt" style:font-style-asian="normal" style:font-weight-asian="normal" style:font-size-complex="12pt"/>
    </style:style>
    <style:style style:name="P14" style:family="paragraph" style:parent-style-name="Default" style:list-style-name="WWNum3">
      <style:paragraph-properties fo:margin-left="0cm" fo:margin-top="0cm" fo:margin-bottom="0cm" style:contextual-spacing="false" fo:text-align="start" style:justify-single-word="false" fo:text-indent="0cm" style:auto-text-indent="false"/>
    </style:style>
    <style:style style:name="P15" style:family="paragraph" style:parent-style-name="Default" style:list-style-name="WWNum3">
      <style:paragraph-properties fo:margin-left="0cm" fo:margin-top="0cm" fo:margin-bottom="0cm" style:contextual-spacing="false" fo:text-align="start" style:justify-single-word="false" fo:text-indent="0cm" style:auto-text-indent="false"/>
      <style:text-properties style:text-line-through-style="none" style:text-line-through-type="none" fo:font-size="12pt" fo:font-style="normal" style:text-underline-style="solid" style:text-underline-width="auto" style:text-underline-color="font-color" fo:font-weight="normal" style:font-size-asian="12pt" style:font-style-asian="normal" style:font-weight-asian="normal" style:font-size-complex="12pt"/>
    </style:style>
    <style:style style:name="P16" style:family="paragraph" style:parent-style-name="Default">
      <style:paragraph-properties fo:margin-left="0cm" fo:margin-top="0cm" fo:margin-bottom="0cm" style:contextual-spacing="false" fo:text-align="start" style:justify-single-word="false" fo:text-indent="0cm" style:auto-text-indent="false"/>
      <style:text-properties style:text-line-through-style="none" style:text-line-through-type="none" fo:font-size="11pt" fo:font-style="normal" style:text-underline-style="none" fo:font-weight="normal" style:font-size-asian="11pt" style:font-style-asian="normal" style:font-weight-asian="normal"/>
    </style:style>
    <style:style style:name="P17" style:family="paragraph" style:parent-style-name="Default">
      <style:paragraph-properties fo:text-align="start" style:justify-single-word="false"/>
      <style:text-properties style:text-line-through-style="none" style:text-line-through-type="none" fo:font-size="11pt" fo:font-style="normal" style:text-underline-style="none" fo:font-weight="normal" style:font-size-asian="11pt" style:font-style-asian="normal" style:font-weight-asian="normal"/>
    </style:style>
    <style:style style:name="P18" style:family="paragraph" style:parent-style-name="Default">
      <style:paragraph-properties fo:text-align="start" style:justify-single-word="false" fo:break-before="page"/>
    </style:style>
    <style:style style:name="P19" style:family="paragraph" style:parent-style-name="Default" style:list-style-name="WWNum4">
      <style:paragraph-properties fo:margin-left="0cm" fo:margin-top="0cm" fo:margin-bottom="0.086cm" style:contextual-spacing="false" fo:text-align="start" style:justify-single-word="false" fo:text-indent="0cm" style:auto-text-indent="false"/>
    </style:style>
    <style:style style:name="P20" style:family="paragraph" style:parent-style-name="Default" style:list-style-name="WWNum4">
      <style:paragraph-properties fo:margin-left="0cm" fo:margin-top="0cm" fo:margin-bottom="0cm" style:contextual-spacing="false" fo:text-align="start" style:justify-single-word="false" fo:text-indent="0cm" style:auto-text-indent="false"/>
    </style:style>
    <style:style style:name="P21" style:family="paragraph" style:parent-style-name="Default">
      <style:paragraph-properties fo:margin-left="0cm" fo:margin-top="0cm" fo:margin-bottom="0.09cm" style:contextual-spacing="false" fo:text-align="start" style:justify-single-word="false" fo:text-indent="0cm" style:auto-text-indent="false"/>
    </style:style>
    <style:style style:name="T1" style:family="text">
      <style:text-properties style:text-line-through-style="none" style:text-line-through-type="none" fo:font-size="16pt" style:text-underline-style="none" style:font-size-asian="16pt"/>
    </style:style>
    <style:style style:name="T2" style:family="text">
      <style:text-properties fo:color="#2e5395" loext:opacity="100%" fo:font-size="20pt" style:font-size-asian="20pt" style:font-size-complex="20pt"/>
    </style:style>
    <style:style style:name="T3" style:family="text">
      <style:text-properties fo:color="#2e5395" loext:opacity="100%" style:text-line-through-style="none" style:text-line-through-type="none" fo:font-size="16pt" style:text-underline-style="none" style:font-size-asian="16pt" style:font-size-complex="20pt"/>
    </style:style>
    <style:style style:name="T4" style:family="text">
      <style:text-properties style:text-line-through-style="none" style:text-line-through-type="none" fo:font-size="13pt" style:text-underline-style="none" style:font-size-asian="13pt"/>
    </style:style>
    <style:style style:name="T5" style:family="text">
      <style:text-properties fo:color="#2e5395" loext:opacity="100%" style:text-line-through-style="none" style:text-line-through-type="none" style:text-underline-style="none"/>
    </style:style>
    <style:style style:name="T6" style:family="text">
      <style:text-properties style:text-line-through-style="none" style:text-line-through-type="none" fo:font-size="11pt" style:text-underline-style="none" fo:font-weight="normal" style:font-size-asian="11pt" style:font-weight-asian="normal"/>
    </style:style>
    <style:style style:name="T7" style:family="text">
      <style:text-properties style:text-line-through-style="none" style:text-line-through-type="none" fo:font-size="13pt" style:text-underline-style="none" fo:font-weight="bold" style:font-size-asian="13pt" style:font-weight-asian="bold" style:font-size-complex="13pt"/>
    </style:style>
    <style:style style:name="T8" style:family="text">
      <style:text-properties style:text-line-through-style="none" style:text-line-through-type="none" fo:font-size="11pt" style:text-underline-style="none" fo:font-weight="bold" style:font-size-asian="11pt" style:font-weight-asian="bold"/>
    </style:style>
    <style:style style:name="T9" style:family="text">
      <style:text-properties style:text-line-through-style="none" style:text-line-through-type="none" fo:font-weight="bold" style:font-weight-asian="bold"/>
    </style:style>
    <style:style style:name="T10" style:family="text">
      <style:text-properties style:text-line-through-style="none" style:text-line-through-type="none" fo:font-weight="normal" style:font-weight-asian="normal"/>
    </style:style>
    <style:style style:name="T11" style:family="text">
      <style:text-properties style:text-line-through-style="none" style:text-line-through-type="none" fo:font-size="13pt" style:text-underline-style="none" fo:font-weight="normal" style:font-size-asian="13pt" style:font-weight-asian="normal"/>
    </style:style>
    <style:style style:name="T12" style:family="text">
      <style:text-properties fo:color="#2e5395" loext:opacity="100%" style:text-line-through-style="none" style:text-line-through-type="none" style:text-underline-style="none" fo:font-weight="normal" style:font-weight-asian="normal"/>
    </style:style>
    <style:style style:name="T13" style:family="text">
      <style:text-properties style:text-line-through-style="none" style:text-line-through-type="none" fo:font-size="11pt" fo:font-style="normal" style:text-underline-style="none" fo:font-weight="normal" style:font-size-asian="11pt" style:font-style-asian="normal" style:font-weight-asian="normal"/>
    </style:style>
    <style:style style:name="T14" style:family="text">
      <style:text-properties style:text-line-through-style="none" style:text-line-through-type="none" fo:font-size="13pt" style:text-underline-style="none" fo:font-weight="normal" style:font-size-asian="13pt" style:font-weight-asian="normal" style:font-size-complex="13pt"/>
    </style:style>
    <style:style style:name="T15" style:family="text">
      <style:text-properties style:text-line-through-style="none" style:text-line-through-type="none" fo:font-size="12pt" style:text-underline-style="none" fo:font-weight="normal" style:font-size-asian="12pt" style:font-weight-asian="normal" style:font-size-complex="12pt"/>
    </style:style>
    <style:style style:name="T16" style:family="text">
      <style:text-properties style:text-line-through-style="none" style:text-line-through-type="none" fo:font-size="12pt" fo:font-style="italic" style:text-underline-style="none" fo:font-weight="normal" style:font-size-asian="12pt" style:font-style-asian="italic" style:font-weight-asian="normal" style:font-size-complex="12pt"/>
    </style:style>
    <style:style style:name="T17" style:family="text">
      <style:text-properties style:text-line-through-style="none" style:text-line-through-type="none" fo:font-size="12pt" fo:font-style="normal" style:text-underline-style="none" fo:font-weight="normal" style:font-size-asian="12pt" style:font-style-asian="normal" style:font-weight-asian="normal" style:font-size-complex="12pt"/>
    </style:style>
    <style:style style:name="T18" style:family="text">
      <style:text-properties officeooo:rsid="0020b8ba"/>
    </style:style>
    <style:style style:name="T19" style:family="text">
      <style:text-properties officeooo:rsid="00222e26"/>
    </style:style>
    <style:style style:name="T20" style:family="text">
      <style:text-properties style:text-line-through-style="none" style:text-line-through-type="none" fo:font-size="13pt" fo:font-style="normal" style:text-underline-style="none" fo:font-weight="normal" style:font-size-asian="13pt" style:font-style-asian="normal" style:font-weight-asian="normal" style:font-size-complex="13pt"/>
    </style:style>
    <style:style style:name="T21" style:family="text">
      <style:text-properties style:text-line-through-style="none" style:text-line-through-type="none" fo:font-size="13pt" fo:font-style="normal" style:text-underline-style="none" fo:font-weight="bold" style:font-size-asian="13pt" style:font-style-asian="normal" style:font-weight-asian="bold" style:font-size-complex="13pt"/>
    </style:style>
    <style:style style:name="T22" style:family="text">
      <style:text-properties style:text-line-through-style="none" style:text-line-through-type="none" fo:font-size="11pt" fo:font-style="normal" style:text-underline-style="none" fo:font-weight="bold" style:font-size-asian="11pt" style:font-style-asian="normal" style:font-weight-asian="bold"/>
    </style:style>
    <style:style style:name="T23" style:family="text">
      <style:text-properties officeooo:rsid="00241d15"/>
    </style:style>
    <style:style style:name="T24" style:family="text">
      <style:text-properties fo:color="#2e5395" loext:opacity="100%" style:text-line-through-style="none" style:text-line-through-type="none" fo:font-size="13pt" fo:font-style="normal" style:text-underline-style="none" fo:font-weight="normal" style:font-size-asian="13pt" style:font-style-asian="normal" style:font-weight-asian="normal"/>
    </style:style>
    <style:style style:name="T25" style:family="text">
      <style:text-properties style:text-line-through-style="none" style:text-line-through-type="none" fo:font-size="13pt" fo:font-style="normal" style:text-underline-style="none" fo:font-weight="normal" style:font-size-asian="13pt" style:font-style-asian="normal" style:font-weight-asian="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 loext:marker-style-name="T1"><text:s/><text:span text:style-name="T2">Actividades del Tema 1: “Almacenamiento de la información” </text:span><text:span text:style-name="T3"/></text:p>
      <text:p text:style-name="P1" loext:marker-style-name="T4"><text:span text:style-name="T5">Actividad 1: El Viaje del Dato (Cuestionario Conceptual) </text:span><text:span text:style-name="T5"/></text:p>
      <text:p text:style-name="P2" loext:marker-style-name="T6"><text:span text:style-name="T7">Objetivo:</text:span><text:span text:style-name="T8"> </text:span><text:span text:style-name="T6">Diferenciar los conceptos de dato, información y conocimiento. </text:span></text:p>
      <text:p text:style-name="P2" loext:marker-style-name="T6"><text:span text:style-name="T7">Instrucciones</text:span><text:span text:style-name="T8">: </text:span><text:span text:style-name="T6">Lee atentamente el siguiente escenario y responde a las preguntas, justificando cada respuesta con las definiciones de las fuentes. </text:span></text:p>
      <text:p text:style-name="P2" loext:marker-style-name="T6"><text:span text:style-name="T7">Escenario:</text:span><text:span text:style-name="T8"> </text:span><text:span text:style-name="T6">En el sistema de una clínica, encontramos los siguientes elementos: </text:span></text:p>
      <text:list text:style-name="WWNum1">
        <text:list-item>
          <text:p text:style-name="P3" loext:marker-style-name="T6"><text:span text:style-name="T6">A. "45" </text:span><text:span text:style-name="T6"/></text:p>
        </text:list-item>
        <text:list-item>
          <text:p text:style-name="P3" loext:marker-style-name="T6"><text:span text:style-name="T6">B. "Fiebre alta" </text:span><text:span text:style-name="T6"/></text:p>
        </text:list-item>
        <text:list-item>
          <text:p text:style-name="P3" loext:marker-style-name="T6"><text:span text:style-name="T6">C. "Paciente Juan Pérez, de 45 años, presenta un síntoma de fiebre alta." </text:span><text:span text:style-name="T6"/></text:p>
        </text:list-item>
        <text:list-item>
          <text:p text:style-name="P4" loext:marker-style-name="T6"><text:span text:style-name="T6">D. "Basado en el historial y los síntomas del paciente Juan Pérez, el diagnóstico sugiere una infección bacteriana. Se receta un antibiótico específico." </text:span><text:span text:style-name="T6"/></text:p>
        </text:list-item>
      </text:list>
      <text:p text:style-name="P5" loext:marker-style-name="T6"/>
      <text:p text:style-name="P6" loext:marker-style-name="T6"><text:span text:style-name="T9">Preguntas a resolver: </text:span><text:span text:style-name="T10"/></text:p>
      <text:p text:style-name="P7" loext:marker-style-name="T6"><text:span text:style-name="T6">1. Identifica cuál de los elementos (A, B, C, D) corresponde a un </text:span><text:span text:style-name="T8">dato</text:span><text:span text:style-name="T6">. Explica por qué, mencionando su característica principal (unidad mínima sin significado completo). </text:span></text:p>
      <text:p text:style-name="P7" loext:marker-style-name="T6"><text:span text:style-name="T6">2. Identifica cuál de los elementos corresponde a </text:span><text:span text:style-name="T8">información</text:span><text:span text:style-name="T6">. Justifica tu respuesta explicando cómo se han procesado los datos para crear un mensaje con relevancia y propósito. </text:span></text:p>
      <text:p text:style-name="P8" loext:marker-style-name="T6"><text:span text:style-name="T6">3. Identifica cuál de los elementos representa el </text:span><text:span text:style-name="T8">conocimiento</text:span><text:span text:style-name="T6">. Explica qué elementos adicionales (como la experiencia) se han añadido a la información para tomar una decisión o realizar una acción. </text:span></text:p>
      <text:p text:style-name="P9" loext:marker-style-name="T6"/>
      <text:p text:style-name="P5" loext:marker-style-name="T6"/>
      <text:list text:style-name="L1">
        <text:list-item>
          <text:p text:style-name="P10" loext:marker-style-name="T6">El dato presente en este escenario es la “opcion A” debido a que podría formar parte de cierta información, pero al ser un número sin ningún contexto, se convierte en un dato, <text:s/>haciendo una clara cita a su característica principal (unidad mínima sin significado completo)</text:p>
          <text:p text:style-name="P10" loext:marker-style-name="T6"/>
        </text:list-item>
        <text:list-item>
          <text:p text:style-name="P10" loext:marker-style-name="T6">La información presente en este escenario es la “opción B” debido a que es un conjunto de datos que han sido organizados y procesados de una manera significativa. Al juntar los datos para crear esta información, se ha buscado que el médico o doctor que lea esta frase sepa con exactitud que hacer con respecto a la información que se le ha dado.</text:p>
          <text:p text:style-name="P10" loext:marker-style-name="T6"/>
        </text:list-item>
        <text:list-item>
          <text:p text:style-name="P10" loext:marker-style-name="T6">El conocimiento presente en este escenario es la “opción C” debido a que se le han añadido elementos adicionales a la información como la experiencia, siendo posible gracias a esto que el médico o doctor que ha atendido al paciente haya podido recetar un medicamento.</text:p>
        </text:list-item>
      </text:list>
      <text:p text:style-name="P5" loext:marker-style-name="T6"/>
      <text:p text:style-name="P5" loext:marker-style-name="T6"/>
      <text:p text:style-name="P5" loext:marker-style-name="T6"/>
      <text:p text:style-name="P5" loext:marker-style-name="T6"/>
      <text:p text:style-name="P1" loext:marker-style-name="T11"><text:span text:style-name="T12">Actividad 2: El Fichero Adecuado para Cada Tarea (Análisis de Casos) </text:span><text:span text:style-name="T12"/></text:p>
      <text:p text:style-name="P2" loext:marker-style-name="T6"><text:span text:style-name="T7">Objetivo:</text:span><text:span text:style-name="T8"> </text:span><text:span text:style-name="T6">Analizar y justificar la elección de un tipo de organización de fichero según las necesidades de un sistema. </text:span></text:p>
      <text:p text:style-name="P2" loext:marker-style-name="T6"><text:span text:style-name="T7">Instrucciones:</text:span><text:span text:style-name="T8"> </text:span><text:span text:style-name="T6">Imagina que estás diseñando un sistema informático para gestionar las notas de tu instituto. Para cada una de las siguientes tareas, elige el tipo de fichero más adecuado (</text:span><text:span text:style-name="T8">secuencial</text:span><text:span text:style-name="T6">, </text:span><text:span text:style-name="T8">de acceso directo </text:span><text:span text:style-name="T6">o </text:span><text:span text:style-name="T8">indexado</text:span><text:span text:style-name="T6">) y justifica tu elección explicando sus ventajas e inconvenientes en ese contexto específico. </text:span></text:p>
      <text:p text:style-name="P5" loext:marker-style-name="T6"/>
      <text:p text:style-name="P5" loext:marker-style-name="T6"/>
      <text:p text:style-name="P5" loext:marker-style-name="T6"/>
      <text:list text:style-name="WWNum3">
        <text:list-item>
          <text:p text:style-name="P11" loext:marker-style-name="T13"><text:soft-page-break/><text:span text:style-name="T14">• </text:span><text:span text:style-name="T7">Tarea 1: Generar el boletín de notas.</text:span><text:span text:style-name="T8"> </text:span><text:span text:style-name="T15">Al final del trimestre, se necesita procesar los expedientes de </text:span><text:span text:style-name="T16">todos </text:span><text:span text:style-name="T17">los alumnos de una clase, uno tras otro, para imprimir sus notas. ¿Qué tipo de fichero sería más eficiente para esta lectura masiva y por qué? </text:span></text:p>
        </text:list-item>
      </text:list>
      <text:p text:style-name="P12" loext:marker-style-name="T13"><text:tab/><text:span text:style-name="T18">Lo más eficiente para esta lectura masiva sería el uso de Ficheros de Acceso Directo, ya que se podría usar una clave </text:span><text:span text:style-name="T19">(el nombre) para acceder a sus respectivos boletine</text:span></text:p>
      <text:p text:style-name="P12" loext:marker-style-name="T13"><text:tab/></text:p>
      <text:p text:style-name="P12" loext:marker-style-name="T13"/>
      <text:p text:style-name="P12" loext:marker-style-name="T13"/>
      <text:p text:style-name="P12" loext:marker-style-name="T13"/>
      <text:list text:continue-numbering="true" text:style-name="WWNum3">
        <text:list-item>
          <text:p text:style-name="P11" loext:marker-style-name="T13"><text:span text:style-name="T20">• </text:span><text:span text:style-name="T21">Tarea 2: Consultar un expediente.</text:span><text:span text:style-name="T22"> </text:span><text:span text:style-name="T17">La jefa de estudios necesita acceder </text:span><text:span text:style-name="T16">rápidamente </text:span><text:span text:style-name="T17">a los datos de un único alumno introduciendo su número de expediente (ID). La velocidad de acceso es crítica. ¿Qué tipo de fichero usarías y por qué? ¿Qué problema podrían generar las colisiones o sinónimos en este caso? </text:span></text:p>
        </text:list-item>
      </text:list>
      <text:p text:style-name="P13" loext:marker-style-name="T13"><text:tab/></text:p>
      <text:list text:continue-numbering="true" text:style-name="WWNum3">
        <text:list-item>
          <text:p text:style-name="P14" loext:marker-style-name="T13"><text:span text:style-name="T20">• </text:span><text:span text:style-name="T21">Tarea 3: Sistema de consulta flexible.</text:span><text:span text:style-name="T22"> </text:span><text:span text:style-name="T17">El tutor necesita poder buscar rápidamente a un alumno por su ID, pero también generar listados alfabéticos de toda la clase. ¿Qué tipo de fichero te permitiría hacer ambas cosas (acceso directo y secuencial) de manera eficiente y por qué? </text:span></text:p>
          <text:p text:style-name="P15" loext:marker-style-name="T13"/>
        </text:list-item>
      </text:list>
      <text:p text:style-name="P16" loext:marker-style-name="T13"><text:tab/><text:span text:style-name="T19">El fichero que se debería usar para que esta tarea sea lo más eficiente posible sería <text:s/>un Fichero Indexado, ya que nos permite realizar un acceso tanto secuencial como el directo, además de permitirnos actualizar los registros en el mismo fichero. Sin embargo, ocupa más espacio (debido al índice) y el acceso se puede degradar con el tiempo (debido a su área de desbordamiento). Si lo enfocamos a la realidad de este escenario, el área de clave serían los ID de los alumnos (secuencial) y los nombres en orden alfabético </text:span><text:span text:style-name="T23">sería el área primaria.</text:span></text:p>
      <text:p text:style-name="P17" loext:marker-style-name="T13"/>
      <text:p text:style-name="P2" loext:marker-style-name="T24"><text:span text:style-name="T24">Actividad 3: Defendiendo una Tecnología (Ensayo Argumentativo) </text:span><text:span text:style-name="T24"/></text:p>
      <text:p text:style-name="P2" loext:marker-style-name="T13"><text:span text:style-name="T22">Objetivo: </text:span><text:span text:style-name="T13">Reflexionar sobre las ventajas y desventajas de los sistemas de ficheros y las bases de datos para construir un argumento sólido. </text:span></text:p>
      <text:p text:style-name="P2" loext:marker-style-name="T13"><text:span text:style-name="T22">Instrucciones: </text:span><text:span text:style-name="T13">Escribe un breve ensayo (200-300 palabras) respondiendo a la siguiente pregunta: </text:span><text:span text:style-name="T22">Si tuvieras que crear un sistema para gestionar los datos de todos los alumnos de un centro educativo </text:span></text:p>
      <text:p text:style-name="P18" loext:marker-style-name="T13"><text:span text:style-name="T22">(secretaría, biblioteca, actividades extraescolares), ¿por qué una base de datos sería una solución superior a un sistema basado en ficheros separados? </text:span><text:span text:style-name="T13"/></text:p>
      <text:p text:style-name="P2" loext:marker-style-name="T13"><text:span text:style-name="T13">En tu argumento, debes: </text:span><text:span text:style-name="T13"/></text:p>
      <text:list text:style-name="WWNum4">
        <text:list-item>
          <text:p text:style-name="P19" loext:marker-style-name="T13"><text:span text:style-name="T13">• Mencionar al menos tres inconvenientes clave de los sistemas de ficheros (ej. redundancia, dependencia datos-programas, problemas de seguridad). </text:span><text:span text:style-name="T13"/></text:p>
        </text:list-item>
        <text:list-item>
          <text:p text:style-name="P19" loext:marker-style-name="T13"><text:span text:style-name="T13">• Explicar cómo una base de datos soluciona esos problemas, destacando tres de sus ventajas principales (ej. menor redundancia, independencia de datos, mayor seguridad). </text:span><text:span text:style-name="T13"/></text:p>
        </text:list-item>
        <text:list-item>
          <text:p text:style-name="P20" loext:marker-style-name="T13"><text:span text:style-name="T13">• Mencionar al menos una desventaja de implementar una base de datos. </text:span><text:span text:style-name="T13"/></text:p>
        </text:list-item>
      </text:list>
      <text:p text:style-name="P17" loext:marker-style-name="T13"/>
      <text:p text:style-name="P2" loext:marker-style-name="T24"><text:span text:style-name="T24">Actividad 4: Modelando la Realidad (Asociación de Modelos) </text:span><text:span text:style-name="T24"/></text:p>
      <text:p text:style-name="P2" loext:marker-style-name="T13"><text:span text:style-name="T22">Objetivo: </text:span><text:span text:style-name="T13">Identificar qué modelo de base de datos se adapta mejor a diferentes estructuras de información del mundo real. </text:span></text:p>
      <text:p text:style-name="P2" loext:marker-style-name="T13"><text:span text:style-name="T22">Instrucciones: </text:span><text:span text:style-name="T13">Lee las descripciones de los siguientes modelos de bases de datos: </text:span><text:span text:style-name="T22">Jerárquico</text:span><text:span text:style-name="T13">, </text:span><text:span text:style-name="T22">En Red </text:span><text:span text:style-name="T13">y </text:span><text:span text:style-name="T22">Relacional</text:span><text:span text:style-name="T13">. Luego, asocia cada uno de los siguientes escenarios con el modelo que mejor lo representaría y justifica brevemente tu elección. Además, tendrás que representar gráficamente el modelo seleccionado. </text:span></text:p>
      <text:p text:style-name="P7" loext:marker-style-name="T13"><text:span text:style-name="T13">1. </text:span><text:span text:style-name="T22">Escenario A: La estructura de una empresa. </text:span><text:span text:style-name="T13">Un director general tiene varios gerentes a su cargo. Cada gerente tiene varios jefes de equipo, y cada jefe de equipo tiene varios empleados. Un empleado solo reporta a un único jefe de equipo. ¿Qué modelo encaja con esta estructura de "un padre por cada hijo"?. </text:span></text:p>
      <text:p text:style-name="P7" loext:marker-style-name="T13"><text:span text:style-name="T13">2. </text:span><text:span text:style-name="T22">Escenario B: Gestión de un hospital. </text:span><text:span text:style-name="T13">En un hospital, un paciente puede ser atendido por varios médicos, y un médico atiende a muchos pacientes. Existe una relación de "muchos a muchos". ¿Qué modelo permite que un "hijo" (paciente) tenga varios "padres" (médicos)?. </text:span></text:p>
      <text:p text:style-name="P8" loext:marker-style-name="T13"><text:span text:style-name="T13">3. </text:span><text:span text:style-name="T22">Escenario C: Una tienda online. </text:span><text:span text:style-name="T13">La información se organiza en tablas claras y separadas: una tabla para CLIENTES, otra para PRODUCTOS y una tercera para PEDIDOS. Los pedidos se relacionan con clientes y productos usando un código común (ID). ¿Qué modelo basado en tablas es el más extendido hoy en día?. </text:span></text:p>
      <text:p text:style-name="P17" loext:marker-style-name="T13"/>
      <text:p text:style-name="P2" loext:marker-style-name="T24"><text:span text:style-name="T24">Actividad 5: Centralizado vs. Distribuido (Resolución de Problemas de Diseño) </text:span><text:span text:style-name="T24"/></text:p>
      <text:p text:style-name="P2" loext:marker-style-name="T13"><text:span text:style-name="T22">Objetivo: </text:span><text:span text:style-name="T13">Aplicar los conceptos de bases de datos centralizadas y distribuidas, incluyendo la fragmentación, para proponer una solución arquitectónica. </text:span></text:p>
      <text:p text:style-name="P2" loext:marker-style-name="T13"><text:span text:style-name="T22">Instrucciones: </text:span><text:span text:style-name="T13">Eres el arquitecto de sistemas de una empresa y debes tomar decisiones clave. Responde a las siguientes preguntas de forma razonada. </text:span></text:p>
      <text:p text:style-name="P21" loext:marker-style-name="T13"><text:span text:style-name="T13">1. </text:span><text:span text:style-name="T22">La farmacia del barrio. </text:span><text:span text:style-name="T13">Vas a instalar un sistema informático para una única farmacia. Todos los datos (clientes, medicamentos, ventas) se gestionarán en un solo ordenador en la propia tienda. </text:span></text:p>
      <text:p text:style-name="P21" loext:marker-style-name="T13"><text:span text:style-name="T13">• ¿Elegirías una arquitectura de base de datos </text:span><text:span text:style-name="T22">centralizada </text:span><text:span text:style-name="T13">o </text:span><text:span text:style-name="T22">distribuida</text:span><text:span text:style-name="T13">?. </text:span></text:p>
      <text:p text:style-name="P21" loext:marker-style-name="T13"><text:span text:style-name="T13">• Justifica tu elección mencionando dos ventajas de esa arquitectura para este caso concreto y su principal inconveniente o riesgo. </text:span><text:span text:style-name="T13"/></text:p>
      <text:p text:style-name="P21" loext:marker-style-name="T13"><text:span text:style-name="T13">2. </text:span><text:span text:style-name="T22">Una cadena de supermercados nacional. </text:span><text:span text:style-name="T13">La empresa tiene sedes en Madrid, Barcelona y Sevilla. Necesitas diseñar su base de datos de CLIENTES, que tiene los siguientes campos: ID_Cliente, Nombre, Dirección, Ciudad, Email, Historial_Compras. </text:span></text:p>
      <text:p text:style-name="P21" loext:marker-style-name="T13"><text:span text:style-name="T13">• ¿Por qué una base de datos </text:span><text:span text:style-name="T22">distribuida </text:span><text:span text:style-name="T13">sería más adecuada que una centralizada en este caso? Menciona dos de sus ventajas. </text:span></text:p>
      <text:p text:style-name="P21" loext:marker-style-name="T13"><text:span text:style-name="T13">• Propón una estrategia de </text:span><text:span text:style-name="T22">fragmentación horizontal </text:span><text:span text:style-name="T13">para la tabla CLIENTES, explicando qué criterio usarías para dividir las filas y dónde almacenarías cada fragmento. </text:span></text:p>
      <text:p text:style-name="P8" loext:marker-style-name="T13"><text:span text:style-name="T13">• Ahora, propón una estrategia de </text:span><text:span text:style-name="T22">fragmentación vertical </text:span><text:span text:style-name="T13">para la misma tabla, explicando qué columnas pondrías en cada fragmento para separar, por ejemplo, los datos personales de los datos de compra. No olvides la regla sobre la clave primaria. </text:span></text:p>
      <text:p text:style-name="P17" loext:marker-style-name="T13"/>
      <text:p text:style-name="P18" loext:marker-style-name="T25"><text:span text:style-name="T24">Actividad 6: Diseño de una base de datos relacional. </text:span><text:span text:style-name="T24"/></text:p>
      <text:p text:style-name="P2" loext:marker-style-name="T13"><text:span text:style-name="T13">De la mejor manera que se os ocurra, se pide que almacenéis los datos de alumnos de un instituto. </text:span><text:span text:style-name="T13"/></text:p>
      <text:p text:style-name="P2" loext:marker-style-name="T13"><text:span text:style-name="T13">¿Qué datos hacen falta? ¿Cómo los organizáis? </text:span><text:span text:style-name="T13"/></text:p>
      <text:p text:style-name="P2" loext:marker-style-name="T13"><text:span text:style-name="T13">También se pide que almacenéis los datos de los profesores. </text:span><text:span text:style-name="T13"/></text:p>
      <text:p text:style-name="P2" loext:marker-style-name="T13"><text:span text:style-name="T13">Por último, relacionar a cada profesor con sus alumnos </text:span><text:span text:style-name="T13"/></text:p>
      <text:p text:style-name="P2" loext:marker-style-name="T13"><text:span text:style-name="T13">La actividad la podéis hacer en papel, en un documento de texto o en una hoja de cálculo. <text:s/><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6T19:35:00</meta:creation-date>
    <meta:initial-creator>Usuario</meta:initial-creator>
    <dc:date>2025-09-22T18:01:28.595048900</dc:date>
    <meta:editing-duration>PT4M29S</meta:editing-duration>
    <meta:editing-cycles>1</meta:editing-cycles>
    <meta:document-statistic meta:table-count="0" meta:image-count="0" meta:object-count="0" meta:page-count="4" meta:paragraph-count="57" meta:word-count="1355" meta:character-count="8514" meta:non-whitespace-character-count="7165"/>
    <meta:generator>LibreOffice/25.8.1.1$Windows_X86_64 LibreOffice_project/54047653041915e595ad4e45cccea684809c77b5</meta:generator>
  </office:meta>
</office:document-meta>
</file>